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18.31pt"/>
    </style:style>
    <style:style style:name="co3" style:family="table-column">
      <style:table-column-properties fo:break-before="auto" style:column-width="51.59pt"/>
    </style:style>
    <style:style style:name="co4" style:family="table-column">
      <style:table-column-properties fo:break-before="auto" style:column-width="52.41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352.4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177.08pt" svg:height="72.88pt" svg:x="58.85pt" svg:y="0.31pt" draw:caption-point-x="-11.54pt" draw:caption-point-y="-0.03pt">
              <dc:date>2021-07-15T00:00:00</dc:date>
              <text:p text:style-name="P1">Here, the address increments by words (i.e. 2 bytes). <text:s/>Three bytes may be stored in each pair of words. <text:s/>The highest byte is not physically implemented in memory and always reads as 0.</text:p>
            </office:annotation>
            <text:p>address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num_avg</text:p>
          </table:table-cell>
          <table:table-cell table:style-name="ce1" office:value-type="string" calcext:value-type="string">
            <text:p>ch_range</text:p>
          </table:table-cell>
          <table:table-cell table:style-name="ce1" office:value-type="string" calcext:value-type="string">
            <text:p>wg_range</text:p>
          </table:table-cell>
          <table:table-cell table:style-name="ce1" office:value-type="string" calcext:value-type="string">
            <text:p>contents</text:p>
          </table:table-cell>
          <table:table-cell table:style-name="ce1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16. * self.ch1_zero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16. * self.ch1_zero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0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16. * self.ch1_zero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0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16. * self.ch1_zero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16. * self.ch1_zero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0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16. * self.ch1_zero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0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16. * self.ch1_zero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0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16. * self.ch1_zero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16. * self.ch1_zero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16. * self.ch1_zero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1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16. * self.ch2_zero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16. * self.ch2_zero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16. * self.ch2_zero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1A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16. * self.ch2_zero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1C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16. * self.ch2_zero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1E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16. * self.ch2_zero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16. * self.ch2_zero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16. * self.ch2_zero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16. * self.ch2_zero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16. * self.ch2_zero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2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16. * self.ch1_zero_4MSps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2A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16. * self.ch1_zero_4MSps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2C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16. * self.ch2_zero_4MSps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2E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16. * self.ch2_zero_4MSps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3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32768. * self.ch1_gain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32768. * self.ch1_gain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3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32768. * self.ch1_gain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3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32768. * self.ch1_gain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32768. * self.ch1_gain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3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32768. * self.ch1_gain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3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32768. * self.ch1_gain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3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32768. * self.ch1_gain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32768. * self.ch1_gain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32768. * self.ch1_gain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4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32768. * self.ch2_gain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4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32768. * self.ch2_gain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32768. * self.ch2_gain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4A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32768. * self.ch2_gain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3" office:value-type="string" calcext:value-type="string">
            <text:p>0x1004C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32768. * self.ch2_gain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4E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32768. * self.ch2_gain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32768. * self.ch2_gain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32768. * self.ch2_gain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5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32768. * self.ch2_gain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32768. * self.ch2_gain[num_avg]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5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32768. * self.ch1_gain_4MSps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5A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32768. * self.ch1_gain_4MSps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5C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t(round(32768. * self.ch2_gain_4MSps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5E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t(round(32768. * self.ch2_gain_4MSps[ch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60</text:p>
          </table:table-cell>
          <table:table-cell table:style-name="ce2" table:number-columns-repeated="4"/>
          <table:table-cell table:style-name="ce2" office:value-type="string" calcext:value-type="string">
            <text:p>self.get_sq_offset_adj(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62</text:p>
          </table:table-cell>
          <table:table-cell table:style-name="ce2" table:number-columns-repeated="4"/>
          <table:table-cell table:style-name="ce2" office:value-type="string" calcext:value-type="string">
            <text:p>self.get_nsq_offset_adj(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64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t(round(32768. * self.wg_sq_gain[wg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66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(round(32768. * self.wg_sq_gain[wg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68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t(round(32768. * self.wg_nsq_gain[wg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6A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(round(32768. * self.wg_nsq_gain[wg_range]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6C</text:p>
          </table:table-cell>
          <table:table-cell table:style-name="ce2" table:number-columns-repeated="4"/>
          <table:table-cell table:style-name="ce2" office:value-type="string" calcext:value-type="string">
            <text:p>int(round(32768. * self.vo_gain))</text:p>
          </table:table-cell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>
            <text:p>0x1006E</text:p>
          </table:table-cell>
          <table:table-cell table:style-name="ce2" table:number-columns-repeated="4"/>
          <table:table-cell table:style-name="ce2" office:value-type="string" calcext:value-type="string">
            <text:p>int(round(32. * abs(self.vo_zero))) | (0x8000 if self.vo_zero &lt; 0 else 0x0000)</text:p>
          </table:table-cell>
          <table:table-cell table:style-name="ce2" table:number-columns-repeated="22"/>
          <table:table-cell table:number-columns-repeated="996"/>
        </table:table-row>
        <table:table-row table:style-name="ro1" table:number-rows-repeated="943">
          <table:table-cell table:style-name="ce2" table:number-columns-repeated="28"/>
          <table:table-cell table:number-columns-repeated="99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8" meta:object-count="0"/>
    <meta:generator>LibreOfficeDev/6.0.5.2$Linux_X86_64 LibreOffice_project/</meta:generator>
  </office:meta>
</office:document-meta>
</file>